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1" presentation:use-date-time-name="dtd1">
        <draw:frame presentation:style-name="pr1" draw:layer="layout" svg:width="25.199cm" svg:height="2.629cm" svg:x="1.4cm" svg:y="0.628cm" presentation:class="title">
          <draw:text-box>
            <text:p>My date-time slid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nsert – header/footer...</text:p>
              </text:list-item>
              <text:list-item>
                <text:p>The date’s language should be Finnish, not the language specified in your locale</text:p>
                <text:list>
                  <text:list-item>
                    <text:p>Tools – options – Languages and Locals</text:p>
                    <text:list>
                      <text:list-item>
                        <text:p>Format Loca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1.078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_20_datetime-background" style:display-name="no datetime-background" style:family="presentation">
      <style:graphic-properties draw:stroke="none" draw:fill="none"/>
      <style:text-properties style:letter-kerning="true"/>
    </style:style>
    <style:style style:name="no_20_datetime-backgroundobjects" style:display-name="no datet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datetime-notes" style:display-name="no datet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datetime-outline1" style:display-name="no datetime-outline1" style:family="presentation">
      <style:graphic-properties draw:stroke="none" draw:fill="none" draw:auto-grow-height="false" draw:fit-to-size="false" style:shrink-to-fit="true">
        <text:list-style style:name="no_20_datetime-outline1" style:display-name="no dateti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datetime-outline2" style:display-name="no datetime-outline2" style:family="presentation" style:parent-style-name="no_20_datetime-outline1">
      <style:paragraph-properties fo:margin-top="0.4cm" fo:margin-bottom="0cm"/>
      <style:text-properties fo:font-size="28pt" style:font-size-asian="28pt" style:font-size-complex="28pt"/>
    </style:style>
    <style:style style:name="no_20_datetime-outline3" style:display-name="no datetime-outline3" style:family="presentation" style:parent-style-name="no_20_datetime-outline2">
      <style:paragraph-properties fo:margin-top="0.3cm" fo:margin-bottom="0cm"/>
      <style:text-properties fo:font-size="24pt" style:font-size-asian="24pt" style:font-size-complex="24pt"/>
    </style:style>
    <style:style style:name="no_20_datetime-outline4" style:display-name="no datetime-outline4" style:family="presentation" style:parent-style-name="no_20_datetime-outline3">
      <style:paragraph-properties fo:margin-top="0.2cm" fo:margin-bottom="0cm"/>
      <style:text-properties fo:font-size="20pt" style:font-size-asian="20pt" style:font-size-complex="20pt"/>
    </style:style>
    <style:style style:name="no_20_datetime-outline5" style:display-name="no datetime-outline5" style:family="presentation" style:parent-style-name="no_20_datetime-outline4">
      <style:paragraph-properties fo:margin-top="0.1cm" fo:margin-bottom="0cm"/>
      <style:text-properties fo:font-size="20pt" style:font-size-asian="20pt" style:font-size-complex="20pt"/>
    </style:style>
    <style:style style:name="no_20_datetime-outline6" style:display-name="no datetime-outline6" style:family="presentation" style:parent-style-name="no_20_datetime-outline5">
      <style:paragraph-properties fo:margin-top="0.1cm" fo:margin-bottom="0cm"/>
      <style:text-properties fo:font-size="20pt" style:font-size-asian="20pt" style:font-size-complex="20pt"/>
    </style:style>
    <style:style style:name="no_20_datetime-outline7" style:display-name="no datetime-outline7" style:family="presentation" style:parent-style-name="no_20_datetime-outline6">
      <style:paragraph-properties fo:margin-top="0.1cm" fo:margin-bottom="0cm"/>
      <style:text-properties fo:font-size="20pt" style:font-size-asian="20pt" style:font-size-complex="20pt"/>
    </style:style>
    <style:style style:name="no_20_datetime-outline8" style:display-name="no datetime-outline8" style:family="presentation" style:parent-style-name="no_20_datetime-outline7">
      <style:paragraph-properties fo:margin-top="0.1cm" fo:margin-bottom="0cm"/>
      <style:text-properties fo:font-size="20pt" style:font-size-asian="20pt" style:font-size-complex="20pt"/>
    </style:style>
    <style:style style:name="no_20_datetime-outline9" style:display-name="no datetime-outline9" style:family="presentation" style:parent-style-name="no_20_datetime-outline8">
      <style:paragraph-properties fo:margin-top="0.1cm" fo:margin-bottom="0cm"/>
      <style:text-properties fo:font-size="20pt" style:font-size-asian="20pt" style:font-size-complex="20pt"/>
    </style:style>
    <style:style style:name="no_20_datetime-subtitle" style:display-name="no datetime-subtitle" style:family="presentation">
      <style:graphic-properties draw:stroke="none" draw:fill="none" draw:textarea-vertical-align="middle">
        <text:list-style style:name="no_20_datetime-subtitle" style:display-name="no dateti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datetime-title" style:display-name="no datetime-title" style:family="presentation">
      <style:graphic-properties draw:stroke="none" draw:fill="none" draw:textarea-vertical-align="middle">
        <text:list-style style:name="no_20_datetime-title" style:display-name="no dateti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solid" draw:fill-color="#ffe994" draw:auto-grow-height="false" draw:auto-grow-width="false" draw:fit-to-size="true" style:shrink-to-fit="false" fo:min-height="1.655cm" loext:decorative="false"/>
      <style:paragraph-properties style:writing-mode="lr-tb"/>
    </style:style>
    <style:style style:name="Mpr1" style:family="presentation" style:parent-style-name="no_20_dateti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no_20_dateti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solid" draw:fill-color="#ffe994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ffe994"/>
      <style:paragraph-properties fo:text-align="center"/>
    </style:style>
    <style:style style:name="MP7" style:family="paragraph">
      <loext:graphic-properties draw:fill="solid" draw:fill-color="#ffe994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i" fo:country="FI" style:font-size-asian="14pt" style:language-asian="fi" style:country-asian="FI" style:font-size-complex="14pt" style:language-complex="fi" style:country-complex="FI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o_20_datetime" style:display-name="no dateti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_20_datetime-title" draw:layer="backgroundobjects" svg:width="25.199cm" svg:height="2.629cm" svg:x="1.4cm" svg:y="0.628cm" presentation:class="title" presentation:placeholder="true">
        <draw:text-box/>
      </draw:frame>
      <draw:frame presentation:style-name="no_20_datetime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6" draw:layer="backgroundobjects" svg:width="24.13cm" svg:height="1.905cm" svg:x="2.54cm" svg:y="13.335cm">
        <draw:text-box>
          <text:p text:style-name="MP5">No date-time field on the first master</text:p>
        </draw:text-box>
      </draw:frame>
      <presentation:notes style:page-layout-name="PM0">
        <draw:page-thumbnail presentation:style-name="no_20_datetime-title" draw:layer="backgroundobjects" svg:width="21cm" svg:height="10.443cm" svg:x="0cm" svg:y="2.257cm" presentation:class="page"/>
        <draw:frame presentation:style-name="no_20_dateti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7" draw:layer="backgroundobjects" svg:width="8.125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cm" svg:height="11.078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in Luth</meta:initial-creator>
    <meta:creation-date>2024-02-27T08:46:33.751473104</meta:creation-date>
    <dc:date>2024-02-27T09:06:44.960385215</dc:date>
    <dc:creator>Justin Luth</dc:creator>
    <meta:editing-duration>PT19M47S</meta:editing-duration>
    <meta:editing-cycles>6</meta:editing-cycles>
    <meta:generator>LibreOffice/24.2.0.1$Linux_X86_64 LibreOffice_project/420$Build-1</meta:generator>
    <meta:document-statistic meta:object-count="34"/>
  </office:meta>
</office:document-meta>
</file>